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d22" officeooo:paragraph-rsid="001f9d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ky </meta:initial-creator>
    <meta:creation-date>2016-02-19T18:30:56.720650000</meta:creation-date>
    <dc:date>2016-02-19T18:31:18.781218552</dc:date>
    <dc:creator>vicky </dc:creator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5.0.3.2$Linux_x86 LibreOffice_project/00m0$Build-2</meta:generator>
  </office:meta>
</office:document-meta>
</file>